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FreeSans" svg:font-family="FreeSans" style:font-pitch="variable"/>
    <style:font-face style:name="Noto Serif CJK SC" svg:font-family="'Noto Serif CJK SC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complex="Liberation Serif;Times New Roman" style:language-complex="hi" style:country-complex="IN" style:font-name="Liberation Serif;Times New Roman" style:use-window-font-color="true" style:font-size-complex="12pt" style:letter-kerning="true" style:font-size-asian="12pt" style:text-underline-style="none" style:text-underline-color="font-color" fo:language="ru" fo:country="RU" style:language-asian="zh" style:country-asian="CN" style:font-name-asian="Noto Serif CJK SC" fo:font-size="12pt"/>
    </style:style>
    <style:style style:name="T2" style:family="text">
      <style:text-properties style:font-size-complex="12pt" style:letter-kerning="true" style:font-size-asian="12pt" style:font-name-asian="Noto Serif CJK SC" fo:font-size="12pt" style:font-name="" style:font-name-complex="FreeSans"/>
    </style:style>
    <style:style style:name="T3" style:family="text">
      <style:text-properties style:font-size-complex="12pt" style:letter-kerning="true" style:font-size-asian="12pt" style:font-name-asian="Noto Serif CJK SC" fo:font-size="12pt" style:font-name="" style:font-name-complex="FreeSans" style:language-complex="hi" style:country-complex="IN" style:use-window-font-color="true" style:text-underline-style="none" style:text-underline-color="font-color" style:text-position="sub 58%" fo:language="ru" fo:country="RU" style:language-asian="zh" style:country-asian="CN"/>
    </style:style>
    <style:style style:name="T4" style:family="text">
      <style:text-properties style:font-size-complex="12pt" style:letter-kerning="true" style:font-size-asian="12pt" style:font-name-asian="Noto Serif CJK SC" fo:font-size="12pt" style:font-name="" style:font-name-complex="FreeSans" style:language-complex="hi" style:country-complex="IN" style:use-window-font-color="true" style:text-underline-style="none" style:text-underline-color="font-color" fo:language="ru" fo:country="RU" style:language-asian="zh" style:country-asian="C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float" office:value="0.22" calcext:value-type="float">
            <text:p>0,22</text:p>
          </table:table-cell>
          <table:table-cell office:value-type="float" office:value="0.32" calcext:value-type="float">
            <text:p>0,32</text:p>
          </table:table-cell>
          <table:table-cell office:value-type="float" office:value="0.42" calcext:value-type="float">
            <text:p>0,42</text:p>
          </table:table-cell>
          <table:table-cell office:value-type="float" office:value="0.52" calcext:value-type="float">
            <text:p>0,52</text:p>
          </table:table-cell>
          <table:table-cell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  <table:table-cell office:value-type="float" office:value="0.82" calcext:value-type="float">
            <text:p>0,82</text:p>
          </table:table-cell>
          <table:table-cell office:value-type="float" office:value="0.92" calcext:value-type="float">
            <text:p>0,92</text:p>
          </table:table-cell>
          <table:table-cell office:value-type="float" office:value="1.02" calcext:value-type="float">
            <text:p>1,02</text:p>
          </table:table-cell>
        </table:table-row>
        <table:table-row table:style-name="ro2">
          <table:table-cell office:value-type="string" calcext:value-type="string">
            <text:p><text:span text:style-name="T1">Σ</text:span><text:span text:style-name="T2">(CF</text:span><text:span text:style-name="T3">n</text:span><text:span text:style-name="T4"> / (1 + k)^n)</text:span></text:p>
          </table:table-cell>
          <table:table-cell table:formula="of:=420000/(1+[.B1])+400000/(1+[.B1])^2+450000/(1+[.B1])^3" office:value-type="float" office:value="860825.355426225" calcext:value-type="float">
            <text:p>860825,355426225</text:p>
          </table:table-cell>
          <table:table-cell table:formula="of:=420000/(1+[.C1])+400000/(1+[.C1])^2+450000/(1+[.C1])^3" office:value-type="float" office:value="743405.125636531" calcext:value-type="float">
            <text:p>743405,125636531</text:p>
          </table:table-cell>
          <table:table-cell table:formula="of:=420000/(1+[.D1])+400000/(1+[.D1])^2+450000/(1+[.D1])^3" office:value-type="float" office:value="651309.962532585" calcext:value-type="float">
            <text:p>651309,962532585</text:p>
          </table:table-cell>
          <table:table-cell table:formula="of:=420000/(1+[.E1])+400000/(1+[.E1])^2+450000/(1+[.E1])^3" office:value-type="float" office:value="577585.107158478" calcext:value-type="float">
            <text:p>577585,107158478</text:p>
          </table:table-cell>
          <table:table-cell table:formula="of:=420000/(1+[.F1])+400000/(1+[.F1])^2+450000/(1+[.F1])^3" office:value-type="float" office:value="517519.348337821" calcext:value-type="float">
            <text:p>517519,348337821</text:p>
          </table:table-cell>
          <table:table-cell table:formula="of:=420000/(1+[.G1])+400000/(1+[.G1])^2+450000/(1+[.G1])^3" office:value-type="float" office:value="467829.876614638" calcext:value-type="float">
            <text:p>467829,876614638</text:p>
          </table:table-cell>
          <table:table-cell table:formula="of:=420000/(1+[.H1])+400000/(1+[.H1])^2+450000/(1+[.H1])^3" office:value-type="float" office:value="426172.185500769" calcext:value-type="float">
            <text:p>426172,185500769</text:p>
          </table:table-cell>
          <table:table-cell table:formula="of:=420000/(1+[.I1])+400000/(1+[.I1])^2+450000/(1+[.I1])^3" office:value-type="float" office:value="390835.232204861" calcext:value-type="float">
            <text:p>390835,232204861</text:p>
          </table:table-cell>
          <table:table-cell table:formula="of:=420000/(1+[.J1])+400000/(1+[.J1])^2+450000/(1+[.J1])^3" office:value-type="float" office:value="360546.09284083" calcext:value-type="float">
            <text:p>360546,09284083</text:p>
          </table:table-cell>
        </table:table-row>
        <table:table-row table:style-name="ro1">
          <table:table-cell office:value-type="string" calcext:value-type="string">
            <text:p>NPV</text:p>
          </table:table-cell>
          <table:table-cell table:formula="of:=[.B2]-400000" office:value-type="float" office:value="460825.355426225" calcext:value-type="float">
            <text:p>460825,355426225</text:p>
          </table:table-cell>
          <table:table-cell table:formula="of:=[.C2]-400000" office:value-type="float" office:value="343405.125636531" calcext:value-type="float">
            <text:p>343405,125636531</text:p>
          </table:table-cell>
          <table:table-cell table:formula="of:=[.D2]-400000" office:value-type="float" office:value="251309.962532585" calcext:value-type="float">
            <text:p>251309,962532585</text:p>
          </table:table-cell>
          <table:table-cell table:formula="of:=[.E2]-400000" office:value-type="float" office:value="177585.107158478" calcext:value-type="float">
            <text:p>177585,107158478</text:p>
          </table:table-cell>
          <table:table-cell table:formula="of:=[.F2]-400000" office:value-type="float" office:value="117519.348337821" calcext:value-type="float">
            <text:p>117519,348337821</text:p>
          </table:table-cell>
          <table:table-cell table:formula="of:=[.G2]-400000" office:value-type="float" office:value="67829.8766146377" calcext:value-type="float">
            <text:p>67829,8766146377</text:p>
          </table:table-cell>
          <table:table-cell table:formula="of:=[.H2]-400000" office:value-type="float" office:value="26172.1855007689" calcext:value-type="float">
            <text:p>26172,1855007689</text:p>
          </table:table-cell>
          <table:table-cell table:formula="of:=[.I2]-400000" office:value-type="float" office:value="-9164.76779513888" calcext:value-type="float">
            <text:p>-9164,76779513888</text:p>
          </table:table-cell>
          <table:table-cell table:formula="of:=[.J2]-400000" office:value-type="float" office:value="-39453.90715917" calcext:value-type="float">
            <text:p>-39453,90715917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formula="of:=([.B2]+1500000)/1900000" office:value-type="float" office:value="1.24253966075064" calcext:value-type="float">
            <text:p>1,24253966075064</text:p>
          </table:table-cell>
          <table:table-cell table:formula="of:=([.C2]+1500000)/1900000" office:value-type="float" office:value="1.1807395398087" calcext:value-type="float">
            <text:p>1,1807395398087</text:p>
          </table:table-cell>
          <table:table-cell table:formula="of:=([.D2]+1500000)/1900000" office:value-type="float" office:value="1.13226840133294" calcext:value-type="float">
            <text:p>1,13226840133294</text:p>
          </table:table-cell>
          <table:table-cell table:formula="of:=([.E2]+1500000)/1900000" office:value-type="float" office:value="1.09346584587288" calcext:value-type="float">
            <text:p>1,09346584587288</text:p>
          </table:table-cell>
          <table:table-cell table:formula="of:=([.F2]+1500000)/1900000" office:value-type="float" office:value="1.06185228859885" calcext:value-type="float">
            <text:p>1,06185228859885</text:p>
          </table:table-cell>
          <table:table-cell table:formula="of:=([.G2]+1500000)/1900000" office:value-type="float" office:value="1.03569993506034" calcext:value-type="float">
            <text:p>1,03569993506034</text:p>
          </table:table-cell>
          <table:table-cell table:formula="of:=([.H2]+1500000)/1900000" office:value-type="float" office:value="1.01377483447409" calcext:value-type="float">
            <text:p>1,01377483447409</text:p>
          </table:table-cell>
          <table:table-cell table:formula="of:=([.I2]+1500000)/1900000" office:value-type="float" office:value="0.995176438002558" calcext:value-type="float">
            <text:p>0,995176438002558</text:p>
          </table:table-cell>
          <table:table-cell table:formula="of:=([.J2]+1500000)/1900000" office:value-type="float" office:value="0.9792347857057" calcext:value-type="float">
            <text:p>0,9792347857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FreeSans" svg:font-family="FreeSans" style:font-pitch="variable"/>
    <style:font-face style:name="Noto Serif CJK SC" svg:font-family="'Noto Serif CJK SC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18:12:55.362497321</meta:creation-date>
    <dc:date>2021-05-03T18:27:16.122963725</dc:date>
    <meta:editing-duration>PT3M50S</meta:editing-duration>
    <meta:editing-cycles>1</meta:editing-cycles>
    <meta:document-statistic meta:table-count="1" meta:cell-count="40" meta:object-count="0"/>
    <meta:generator>LibreOffice/7.1.2.2$Linux_X86_64 LibreOffice_project/10$Build-2</meta:generator>
  </office:meta>
</office:document-meta>
</file>